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c25" officeooo:paragraph-rsid="001f2c25"/>
    </style:style>
    <style:style style:name="P2" style:family="paragraph" style:parent-style-name="Text_20_body">
      <style:text-properties fo:font-weight="normal" officeooo:rsid="00204f7a" officeooo:paragraph-rsid="00204f7a" style:font-weight-asian="normal" style:font-weight-complex="normal"/>
    </style:style>
    <style:style style:name="P3" style:family="paragraph" style:parent-style-name="Text_20_body">
      <style:text-properties fo:font-weight="normal" officeooo:rsid="0020ad2b" officeooo:paragraph-rsid="0020ad2b" style:font-weight-asian="normal" style:font-weight-complex="normal"/>
    </style:style>
    <style:style style:name="P4" style:family="paragraph" style:parent-style-name="Text_20_body">
      <style:text-properties fo:font-weight="normal" officeooo:rsid="0023d6d4" officeooo:paragraph-rsid="0024ba9e" style:font-weight-asian="normal" style:font-weight-complex="normal"/>
    </style:style>
    <style:style style:name="P5" style:family="paragraph" style:parent-style-name="Text_20_body">
      <style:text-properties fo:font-weight="normal" officeooo:rsid="0025daeb" officeooo:paragraph-rsid="0025daeb" style:font-weight-asian="normal" style:font-weight-complex="normal"/>
    </style:style>
    <style:style style:name="P6" style:family="paragraph" style:parent-style-name="Text_20_body">
      <style:text-properties fo:font-weight="normal" officeooo:rsid="00271cf3" officeooo:paragraph-rsid="00271cf3" style:font-weight-asian="normal" style:font-weight-complex="normal"/>
    </style:style>
    <style:style style:name="P7" style:family="paragraph" style:parent-style-name="Text_20_body">
      <style:text-properties officeooo:rsid="00271cf3" officeooo:paragraph-rsid="00271cf3"/>
    </style:style>
    <style:style style:name="P8" style:family="paragraph" style:parent-style-name="Text_20_body">
      <style:text-properties officeooo:paragraph-rsid="00271cf3"/>
    </style:style>
    <style:style style:name="P9" style:family="paragraph" style:parent-style-name="Text_20_body">
      <style:text-properties fo:font-style="normal" fo:font-weight="normal" officeooo:rsid="00271cf3" officeooo:paragraph-rsid="00271cf3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2ff70e" officeooo:paragraph-rsid="002ff70e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30f15c" officeooo:paragraph-rsid="0030f15c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bold" officeooo:rsid="002ff70e" officeooo:paragraph-rsid="002ff70e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rsid="0030f15c" officeooo:paragraph-rsid="0030f15c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weight="normal" officeooo:rsid="00299059" officeooo:paragraph-rsid="00299059" style:font-weight-asian="normal" style:font-weight-complex="normal"/>
    </style:style>
    <style:style style:name="P15" style:family="paragraph" style:parent-style-name="Text_20_body">
      <style:text-properties fo:font-weight="normal" officeooo:rsid="002d5dcc" officeooo:paragraph-rsid="002d5dcc" style:font-weight-asian="normal" style:font-weight-complex="normal"/>
    </style:style>
    <style:style style:name="P16" style:family="paragraph" style:parent-style-name="Text_20_body">
      <style:text-properties fo:font-weight="normal" officeooo:rsid="002e30e2" officeooo:paragraph-rsid="002e30e2" style:font-weight-asian="normal" style:font-weight-complex="normal"/>
    </style:style>
    <style:style style:name="P17" style:family="paragraph" style:parent-style-name="Text_20_body">
      <style:text-properties fo:font-weight="normal" officeooo:rsid="002e6059" officeooo:paragraph-rsid="002e6059" style:font-weight-asian="normal" style:font-weight-complex="normal"/>
    </style:style>
    <style:style style:name="P18" style:family="paragraph" style:parent-style-name="Text_20_body">
      <style:text-properties fo:font-weight="normal" officeooo:rsid="0032c98d" officeooo:paragraph-rsid="0032c98d" style:font-weight-asian="normal" style:font-weight-complex="normal"/>
    </style:style>
    <style:style style:name="P19" style:family="paragraph" style:parent-style-name="Text_20_body">
      <style:text-properties fo:font-weight="bold" officeooo:rsid="002e30e2" officeooo:paragraph-rsid="002e30e2" style:font-weight-asian="bold" style:font-weight-complex="bold"/>
    </style:style>
    <style:style style:name="P20" style:family="paragraph" style:parent-style-name="Text_20_body">
      <style:text-properties fo:font-weight="bold" officeooo:rsid="002e30e2" officeooo:paragraph-rsid="002e6059" style:font-weight-asian="bold" style:font-weight-complex="bold"/>
    </style:style>
    <style:style style:name="P21" style:family="paragraph" style:parent-style-name="Text_20_body">
      <style:text-properties fo:font-weight="bold" officeooo:rsid="0032c98d" officeooo:paragraph-rsid="0032c98d" style:font-weight-asian="bold" style:font-weight-complex="bold"/>
    </style:style>
    <style:style style:name="P22" style:family="paragraph" style:parent-style-name="Text_20_body">
      <style:text-properties officeooo:paragraph-rsid="002e6059"/>
    </style:style>
    <style:style style:name="P23" style:family="paragraph" style:parent-style-name="Text_20_body">
      <style:text-properties officeooo:rsid="00299059" officeooo:paragraph-rsid="002e6059"/>
    </style:style>
    <style:style style:name="P24" style:family="paragraph" style:parent-style-name="Text_20_body">
      <style:text-properties officeooo:rsid="002e6059" officeooo:paragraph-rsid="002ff70e"/>
    </style:style>
    <style:style style:name="P25" style:family="paragraph" style:parent-style-name="Text_20_body">
      <style:text-properties officeooo:rsid="002ff70e" officeooo:paragraph-rsid="002ff70e"/>
    </style:style>
    <style:style style:name="P26" style:family="paragraph" style:parent-style-name="Text_20_body">
      <style:text-properties officeooo:rsid="00204f7a" officeooo:paragraph-rsid="0030f15c"/>
    </style:style>
    <style:style style:name="P27" style:family="paragraph" style:parent-style-name="Text_20_body" style:master-page-name="">
      <style:paragraph-properties fo:margin-left="0in" fo:margin-right="-0.25in" fo:margin-top="0in" fo:margin-bottom="0.0972in" loext:contextual-spacing="false" fo:line-height="120%" fo:text-indent="0in" style:auto-text-indent="false" style:page-number="auto"/>
      <style:text-properties fo:font-size="12pt" fo:font-weight="bold" officeooo:rsid="002e30e2" officeooo:paragraph-rsid="002e6059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in" fo:margin-right="-0.25in" fo:margin-top="0in" fo:margin-bottom="0.0972in" loext:contextual-spacing="false" fo:line-height="120%" fo:text-indent="0in" style:auto-text-indent="false"/>
      <style:text-properties fo:font-size="12pt" fo:font-weight="bold" officeooo:rsid="002e30e2" officeooo:paragraph-rsid="002e6059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in" fo:margin-right="-0.25in" fo:margin-top="0in" fo:margin-bottom="0.0972in" loext:contextual-spacing="false" fo:line-height="120%" fo:text-indent="0in" style:auto-text-indent="false"/>
      <style:text-properties fo:font-size="12pt" fo:font-style="normal" fo:font-weight="normal" officeooo:rsid="0030f15c" officeooo:paragraph-rsid="0030f15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in" fo:margin-right="-0.25in" fo:margin-top="0in" fo:margin-bottom="0.0972in" loext:contextual-spacing="false" fo:line-height="120%" fo:text-indent="0in" style:auto-text-indent="false"/>
      <style:text-properties fo:font-size="12pt" fo:font-style="normal" fo:font-weight="bold" officeooo:rsid="0030f15c" officeooo:paragraph-rsid="0030f15c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Heading_20_1">
      <style:text-properties officeooo:rsid="001f2c25" officeooo:paragraph-rsid="001f2c25"/>
    </style:style>
    <style:style style:name="P32" style:family="paragraph" style:parent-style-name="Heading_20_2">
      <style:text-properties officeooo:rsid="001f2c25" officeooo:paragraph-rsid="001f2c25"/>
    </style:style>
    <style:style style:name="P33" style:family="paragraph" style:parent-style-name="Heading_20_2">
      <style:text-properties officeooo:rsid="00271cf3" officeooo:paragraph-rsid="00271cf3"/>
    </style:style>
    <style:style style:name="P34" style:family="paragraph" style:parent-style-name="Heading_20_2">
      <style:text-properties officeooo:rsid="002e6059" officeooo:paragraph-rsid="002e6059"/>
    </style:style>
    <style:style style:name="T1" style:family="text">
      <style:text-properties officeooo:rsid="00204f7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4f7a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4f7a" style:font-style-asian="normal" style:font-style-complex="normal"/>
    </style:style>
    <style:style style:name="T7" style:family="text">
      <style:text-properties fo:font-style="normal" officeooo:rsid="0020ad2b" style:font-style-asian="normal" style:font-style-complex="normal"/>
    </style:style>
    <style:style style:name="T8" style:family="text">
      <style:text-properties fo:font-style="normal" officeooo:rsid="0023d6d4" style:font-style-asian="normal" style:font-style-complex="normal"/>
    </style:style>
    <style:style style:name="T9" style:family="text">
      <style:text-properties fo:font-style="normal" officeooo:rsid="0023e3ee" style:font-style-asian="normal" style:font-style-complex="normal"/>
    </style:style>
    <style:style style:name="T10" style:family="text">
      <style:text-properties fo:font-style="normal" officeooo:rsid="0024ba9e" style:font-style-asian="normal" style:font-style-complex="normal"/>
    </style:style>
    <style:style style:name="T11" style:family="text">
      <style:text-properties fo:font-style="normal" officeooo:rsid="0025daeb" style:font-style-asian="normal" style:font-style-complex="normal"/>
    </style:style>
    <style:style style:name="T12" style:family="text">
      <style:text-properties fo:font-style="normal" officeooo:rsid="0025fe15" style:font-style-asian="normal" style:font-style-complex="normal"/>
    </style:style>
    <style:style style:name="T13" style:family="text">
      <style:text-properties fo:font-style="normal" officeooo:rsid="00271cf3" style:font-style-asian="normal" style:font-style-complex="normal"/>
    </style:style>
    <style:style style:name="T14" style:family="text">
      <style:text-properties fo:font-style="normal" officeooo:rsid="002e6059" style:font-style-asian="normal" style:font-style-complex="normal"/>
    </style:style>
    <style:style style:name="T15" style:family="text">
      <style:text-properties fo:font-style="normal" officeooo:rsid="0030f15c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0ad2b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3d6d4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4ba9e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fe15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30f15c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4ba9e" style:font-style-asian="normal" style:font-weight-asian="normal" style:font-style-complex="normal" style:font-weight-complex="normal"/>
    </style:style>
    <style:style style:name="T24" style:family="text">
      <style:text-properties officeooo:rsid="0024ba9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b3be3" style:font-weight-asian="bold" style:font-weight-complex="bold"/>
    </style:style>
    <style:style style:name="T27" style:family="text">
      <style:text-properties fo:font-weight="bold" officeooo:rsid="002cb65a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7dab9" style:font-weight-asian="normal" style:font-weight-complex="normal"/>
    </style:style>
    <style:style style:name="T30" style:family="text">
      <style:text-properties fo:font-weight="normal" officeooo:rsid="00299059" style:font-weight-asian="normal" style:font-weight-complex="normal"/>
    </style:style>
    <style:style style:name="T31" style:family="text">
      <style:text-properties fo:font-weight="normal" officeooo:rsid="002e30e2" style:font-weight-asian="normal" style:font-weight-complex="normal"/>
    </style:style>
    <style:style style:name="T3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3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6" style:family="text">
      <style:text-properties officeooo:rsid="002e30e2"/>
    </style:style>
    <style:style style:name="T37" style:family="text">
      <style:text-properties officeooo:rsid="002ff70e"/>
    </style:style>
    <style:style style:name="T38" style:family="text">
      <style:text-properties officeooo:rsid="0030f1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INA219 <text:span text:style-name="T24">inštalačný a užívateľský manuál</text:span></text:h>
      <text:p text:style-name="P1">Aplikácia INA219 je ELF subor kompilovaný pre 32-bitové Linux embedded systemý. Primárne je určený pre použitie s Raspberry PI. Avšak aplikácia by mala byť spustiteľná aj na iných 32-bitoých ARM systémoch. Aplikácia sa používa pre meranie a spracovanie základných elektrických veličín (napätie, prúd, <text:span text:style-name="T24">výkon</text:span>) na stanovenej záťaži.</text:p>
      <text:p text:style-name="P1"/>
      <text:h text:style-name="P32" text:outline-level="2">Inštalácia a konfigurácia aplikácie</text:h>
      <text:p text:style-name="P1">Inštalácia aplikácie je jednoduchá súbor “INA219_<text:span text:style-name="T38">v1</text:span>” <text:span text:style-name="T1">uložíme do zvoleného systémového adresára na raspberry PI. Odporúčaný je <text:s/>/home/</text:span><text:span text:style-name="T3">&lt;user&gt; </text:span><text:span text:style-name="T6">adresár. </text:span></text:p>
      <text:p text:style-name="P26"><text:span text:style-name="T5">Následne zmení</text:span><text:span text:style-name="T9">me</text:span><text:span text:style-name="T5"> prístupov</text:span><text:span text:style-name="T9">ú</text:span><text:span text:style-name="T5"> skupin</text:span><text:span text:style-name="T9">u</text:span><text:span text:style-name="T5">, ktorá má právo pristupovať k spúšťaniu aplikácie a to zadaním príkazu <text:s text:c="2"/></text:span><text:span text:style-name="T16">sudo chgrp i2c INA219</text:span><text:span text:style-name="T22">. Pri zadaní tohoto príkazu sa aplikácia stáva členom skupiny </text:span><text:span text:style-name="T16">i2c</text:span><text:span text:style-name="T22">, čo je potrebné, keďže aplikácia komunikuje s meracím obvodom INA219 po I2C zbernici. </text:span></text:p>
      <text:p text:style-name="P26"><text:span text:style-name="T22">Po zmene a zadaní príkazu: </text:span><text:span text:style-name="T16">ls -al INA219_</text:span><text:span text:style-name="T21">v1</text:span><text:span text:style-name="T16"> </text:span><text:span text:style-name="T22">by </text:span><text:span text:style-name="T23">sme </text:span><text:span text:style-name="T22">mal</text:span><text:span text:style-name="T23">i</text:span><text:span text:style-name="T22"> <text:s/>na konzole vidieť nasledujúci riadok:</text:span></text:p>
      <text:p text:style-name="P2"><text:span text:style-name="T5">-rw-</text:span><text:span text:style-name="T7">r--</text:span><text:span text:style-name="T5">r-- pi </text:span><text:span text:style-name="T16">i2c</text:span><text:span text:style-name="T5"> 12364 INA219_</text:span><text:span text:style-name="T15">v1</text:span><text:span text:style-name="T5">, </text:span><text:span text:style-name="T7">na ktorom môže</text:span><text:span text:style-name="T10">me</text:span><text:span text:style-name="T7"> vidieť, že INA219 aplikácia je skutočne členom i2c skupiny (časť textu označená </text:span><text:span text:style-name="T17">bold</text:span><text:span text:style-name="T7"> textom).</text:span></text:p>
      <text:p text:style-name="P3"><text:span text:style-name="T5">Defaultne sa môže stať u niektorých OS (Raspbian), že priamo užívateľ je už členom </text:span><text:span text:style-name="T18">i2c </text:span><text:span text:style-name="T8">skupiny. V takom prípade odporúčame užívateľa zo skupiny </text:span><text:span text:style-name="T18">i2c </text:span><text:span text:style-name="T8">odstrániť a nakonfigurovať aplikáciu podľa krokov v manuáli.</text:span></text:p>
      <text:p text:style-name="P4"><text:span text:style-name="T5">V ďalšom kroku zme</text:span><text:span text:style-name="T10">níme prístupové práva k programu INA219_</text:span><text:span text:style-name="T15">v1</text:span><text:span text:style-name="T10"> a to zadaním príkazu </text:span></text:p>
      <text:p text:style-name="P4"><text:span text:style-name="T19">sudo chmod 2754 INA219_</text:span><text:span text:style-name="T21">v1</text:span><text:span text:style-name="T10">. Následne po zadaní príkazu </text:span><text:span text:style-name="T19">ls -al INA219_</text:span><text:span text:style-name="T21">v1</text:span><text:span text:style-name="T19"> </text:span><text:span text:style-name="T10">by sme mali vidieť nové prístupové práva aplikácie </text:span><text:span text:style-name="T11">na konzole, tak ako sú zobrazené v nasledujúcom riadku:</text:span></text:p>
      <text:p text:style-name="P5"><text:span text:style-name="T5">-rwxr-</text:span><text:span text:style-name="T32">s</text:span><text:span text:style-name="T5">r-- pi i2c 12346 INA219. Písmeno </text:span><text:span text:style-name="T20">'s' </text:span><text:span text:style-name="T12">(označené </text:span><text:span text:style-name="T20">boldom) </text:span><text:span text:style-name="T12">zobrazuje, že aplikácia je schopná bežať pod právami i2c skupiny. </text:span><text:span text:style-name="T13">Okrem toho by mal byť text INA219_</text:span><text:span text:style-name="T15">v1</text:span><text:span text:style-name="T13"> vo farebnom rámčeku.</text:span></text:p>
      <text:p text:style-name="P9">V prípade úspešnej konfigurácie práv aplikácie INA219_<text:span text:style-name="T38">v1</text:span> môžeme pokračovať k spúšťaniu a práce s aplikáciou.</text:p>
      <text:p text:style-name="P6"/>
      <text:h text:style-name="P33" text:outline-level="2">Spúšťanie a práca s aplikáciou</text:h>
      <text:p text:style-name="P8"/>
      <text:p text:style-name="P7">Aplikáciu INA219 spustíme zadaním jednoduchého príkazu <text:span text:style-name="T25">./INA219 /dev/i2c-[01]</text:span><text:span text:style-name="T28">. Číslice v hranatých zátvorkách </text:span><text:span text:style-name="T29">[01] </text:span><text:span text:style-name="T28">určujú, že len </text:span><text:span text:style-name="T29">k</text:span><text:span text:style-name="T28"> jed</text:span><text:span text:style-name="T29">nému</text:span><text:span text:style-name="T28"> </text:span><text:span text:style-name="T29">z i2c interfaco</text:span><text:span text:style-name="T31">v</text:span><text:span text:style-name="T29"> buď k i2c-0 alebo k i2c-1 sa bude aplikácia pripájať. Tento interface určíme jednoducho, a to tak, že po napísaní pár počiatočných znakov so stringu /dev/i2</text:span><text:span text:style-name="T30">c... zadáme tabulátor a text sa automaticky doplní do tvaru aktivnej i2c zbernice.</text:span></text:p>
      <text:p text:style-name="P23"><text:soft-page-break/><text:span text:style-name="T28">V prípade, že sme aplikáciu INA219 spustili bez zadania aktívneho i2c interfacu, aplikácia nám vyhlási informačnú chybovú správu </text:span><text:span text:style-name="T25">INFO : run ./INA219 /dev/i2c-[01]</text:span><text:span text:style-name="T28">, ktorá nás informuje aby sme zadali cestu k aktívnemu i2c interfacu. Ak sme spustili aplikáciu korektne zobrazí sa nám nasledujúci riadok </text:span></text:p>
      <text:p text:style-name="P23"><text:span text:style-name="T26">INFO : Enter </text:span><text:span text:style-name="T27">'</text:span><text:span text:style-name="T26">voltage</text:span><text:span text:style-name="T27">',</text:span><text:span text:style-name="T26"> <text:s/></text:span><text:span text:style-name="T27">'</text:span><text:span text:style-name="T26">current</text:span><text:span text:style-name="T27">', <text:s/>'power', <text:s/>'log', <text:s/>'exit' </text:span><text:span text:style-name="T26"><text:s/></text:span></text:p>
      <text:p text:style-name="P15">Teraz môžeme začať merať požadované veličin<text:span text:style-name="T36">y:</text:span></text:p>
      <text:p text:style-name="P15"/>
      <text:p text:style-name="P16">Zapísaním príkazu <text:span text:style-name="T25">voltage </text:span>nám aplikácia vyčíta a zobrazí údaje o napätí v nasledovnom formáte:</text:p>
      <text:p text:style-name="P19">timestamp : <text:span text:style-name="T35">DD/MM/YY</text:span><text:span text:style-name="T34"> </text:span><text:span text:style-name="T35">HH:mins:secs</text:span>, voltage[V] : <text:span text:style-name="T35">hodnota</text:span><text:span text:style-name="T4">, </text:span><text:span text:style-name="T22">kde </text:span><text:span text:style-name="T4">italic </text:span><text:span text:style-name="T22">text označuje reálny čas a nameranú hodnotu vo Voltoch.</text:span></text:p>
      <text:p text:style-name="P19"><text:span text:style-name="T22"/></text:p>
      <text:p text:style-name="P19"><text:span text:style-name="T22">Príkazom </text:span><text:span text:style-name="T5">current </text:span><text:span text:style-name="T22">aplikácia vyčíta a zobrazí údaje o prúde v jednotkách Ampér v nasledovnom formáte:</text:span></text:p>
      <text:p text:style-name="P19"><text:span text:style-name="T5">timestamp : </text:span><text:span text:style-name="T35">DD/MM/YY</text:span><text:span text:style-name="T33"> </text:span><text:span text:style-name="T35">HH:mins:secs</text:span><text:span text:style-name="T22">, </text:span><text:span text:style-name="T5">current[A] :</text:span><text:span text:style-name="T22"> </text:span><text:span text:style-name="T35">hodnota </text:span></text:p>
      <text:p text:style-name="P19"><text:span text:style-name="T35"/></text:p>
      <text:p text:style-name="P17">Príkazom <text:span text:style-name="T25">power </text:span>nám aplikácia vyčíta a zobrazí údaje o výkone v jednotkách Watt v nasledovnom formáte:</text:p>
      <text:p text:style-name="P20"><text:span text:style-name="T5">timestamp : </text:span><text:span text:style-name="T35">DD/MM/YY</text:span><text:span text:style-name="T33"> </text:span><text:span text:style-name="T35">HH:mins:secs</text:span><text:span text:style-name="T22">, </text:span><text:span text:style-name="T14">power</text:span><text:span text:style-name="T5">[</text:span><text:span text:style-name="T14">W</text:span><text:span text:style-name="T5">] :</text:span><text:span text:style-name="T22"> </text:span><text:span text:style-name="T35">hodnota</text:span></text:p>
      <text:p text:style-name="P20"><text:span text:style-name="T35"/></text:p>
      <text:p text:style-name="P17">Príkazom <text:span text:style-name="T25">log </text:span>nám aplikácia vyčíta a zobrazí celkové zhrnutie meraných údajov v ich patričných jednotkách v nasledovnom formáte:</text:p>
      <text:p text:style-name="P27"><text:span text:style-name="T5">timestamp : </text:span><text:span text:style-name="T4">DD/MM/YY</text:span><text:span text:style-name="T22"> </text:span><text:span text:style-name="T4">HH:mins:secs</text:span><text:span text:style-name="T22">, </text:span><text:span text:style-name="T5">voltage[V] : </text:span><text:span text:style-name="T4">hodnota, <text:s/></text:span><text:span text:style-name="T5">current[A] :</text:span><text:span text:style-name="T22"> </text:span><text:span text:style-name="T4">hodnota, <text:s/></text:span><text:span text:style-name="T14">power</text:span><text:span text:style-name="T5">[</text:span><text:span text:style-name="T14">W</text:span><text:span text:style-name="T5">] :</text:span><text:span text:style-name="T22"> </text:span><text:span text:style-name="T4">hodnota</text:span></text:p>
      <text:p text:style-name="P28"/>
      <text:p text:style-name="P29">Príkazom <text:span text:style-name="T25">exit</text:span> ukončíme beh aplikácie <text:span text:style-name="T25">INA219</text:span>, ktorá nám zobrazí túto informáciu v nasledovnom formáte:</text:p>
      <text:p text:style-name="P30">INFO : You are exiting ./INA219 application</text:p>
      <text:p text:style-name="P30"/>
      <text:p text:style-name="P29">V prípade zadania nekorektného príkazu pri behu aplikácii INA219_v1 nam aplikácia zobrazí varovanie</text:p>
      <text:p text:style-name="P29">v nasledovnom formáte:</text:p>
      <text:p text:style-name="P30">WARN : Unrecognized command! Valid commands are: voltage, current, log, power, exit</text:p>
      <text:p text:style-name="P14"/>
      <text:p text:style-name="P18">V prípade ak bola aplikácia INA219_v1 pozastavená (trebars stlačením kombinácie kláves <text:span text:style-name="T2">Ctrl + Z</text:span><text:span text:style-name="T5">), čím </text:span></text:p>
      <text:p text:style-name="P18"><text:span text:style-name="T5">je presunutá na pozadie a je zastavený jej chod. Tak pri jej opätovnom vyvolaní príkazom </text:span><text:span text:style-name="T16">fg </text:span><text:span text:style-name="T5">sa nám zobrazí </text:span></text:p>
      <text:p text:style-name="P18"><text:span text:style-name="T5">informácia:</text:span></text:p>
      <text:p text:style-name="P21"><text:soft-page-break/><text:span text:style-name="T5">INFO : Enter voltage, current, power, log, exit</text:span></text:p>
      <text:p text:style-name="P18"><text:span text:style-name="T5">Ktorá informuje o príkazoch potrebných pre pokračovanie práce s aplikáciou. </text:span></text:p>
      <text:h text:style-name="P34" text:outline-level="2"/>
      <text:h text:style-name="P34" text:outline-level="2">Chybové hláseni<text:span text:style-name="T38">a</text:span> aplikácie</text:h>
      <text:p text:style-name="P22"/>
      <text:p text:style-name="P24">V prípade buď chybnej komunikácie medzi raspberry PI a INA219 meracím modulom <text:span text:style-name="T37">(zlý kontakt, nízka úroveň napájacieho napätia ... ) </text:span>cez i2c zbernicu, alebo poruchy i2c interfacu buď na strane raspberry PI alebo na strane meracieho modulu INA219. </text:p>
      <text:p text:style-name="P25">Aplikácia <text:span text:style-name="T25">INA219</text:span><text:span text:style-name="T28"> vypíše chybové hlásenie a ukončí svoj chod. </text:span></text:p>
      <text:p text:style-name="P25"><text:span text:style-name="T28"/></text:p>
      <text:p text:style-name="P25"><text:span text:style-name="T28">Chybové hlásenie môžu byť nasledujúce:</text:span></text:p>
      <text:p text:style-name="P25"><text:span text:style-name="T28"/></text:p>
      <text:p text:style-name="P12">ERROR : i2c_write_data_word(reset-config-reg)</text:p>
      <text:p text:style-name="P10">Chybové hlásenie oznamujúce chybu pri resetovaní konfiguračného registra INA219 modul<text:span text:style-name="T38">u</text:span>.</text:p>
      <text:p text:style-name="P12"/>
      <text:p text:style-name="P12">ERROR : i2c_write_data_word(set-config-reg)</text:p>
      <text:p text:style-name="P10">Chybové hlásenie oznamujúce chybu pri nastavovaní konfiguračného registra <text:span text:style-name="T38">na </text:span>INA219 do zvoleného pracovného módu.</text:p>
      <text:p text:style-name="P10"/>
      <text:p text:style-name="P12">ERROR : i2c_write_data_word(set-calib-reg) </text:p>
      <text:p text:style-name="P10">Chybové hlásenie oznamujúce chybu pri nastavovaní kalibračného registra na INA219 do zvoleného </text:p>
      <text:p text:style-name="P10">pracovného módu.</text:p>
      <text:p text:style-name="P10"/>
      <text:p text:style-name="P12">ERROR : i2c_read_data_word(shunt-volt-reg)</text:p>
      <text:p text:style-name="P10">Chybové hlásenie oznamujúce chybu pri čítaní zo Shunt Voltage registra INA219 modul<text:span text:style-name="T38">u</text:span>.</text:p>
      <text:p text:style-name="P10"/>
      <text:p text:style-name="P12">ERROR : i2c_read_data_word(bus-volt-reg)</text:p>
      <text:p text:style-name="P10">Chybové hlásenie oznamujúce chybu pri čítaní z <text:span text:style-name="T38">Bus</text:span> Voltage registra INA219 modul<text:span text:style-name="T38">u</text:span>.</text:p>
      <text:p text:style-name="P10"/>
      <text:p text:style-name="P13"><text:soft-page-break/>ERROR : i2c_read_data_word(current-reg)</text:p>
      <text:p text:style-name="P11">Chybové hlásenie oznamujúce chybu pri čítaní z Current registra INA219 modulu.</text:p>
      <text:p text:style-name="P13"/>
      <text:p text:style-name="P13">ERROR : i2c_read_data_word(power-reg)</text:p>
      <text:p text:style-name="P11">Chybové hlásenie oznamujúce chybu pri čítaní z Power registra INA219 modulu.</text:p>
      <text:p text:style-name="P11"/>
      <text:p text:style-name="P11"/>
      <text:p text:style-name="P10"/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043in" fo:margin-right="0.395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1:41:35.511445367</meta:creation-date>
    <meta:generator>LibreOffice/4.3.3.2$Linux_X86_64 LibreOffice_project/430m0$Build-2</meta:generator>
    <dc:date>2017-06-02T16:25:10.645672905</dc:date>
    <meta:editing-duration>PT3H23M19S</meta:editing-duration>
    <meta:editing-cycles>4</meta:editing-cycles>
    <meta:document-statistic meta:table-count="0" meta:image-count="0" meta:object-count="0" meta:page-count="4" meta:paragraph-count="54" meta:word-count="764" meta:character-count="5400" meta:non-whitespace-character-count="4667"/>
  </office:meta>
</office:document-meta>
</file>